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10.498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3.66183333333333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5.10116666666667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80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35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  <style:style style:name="ce36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2" style:base-cell-address="Data_Sheet.G5"/>
    </style:style>
    <style:style style:name="ce3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13" table:content-validation-name="val2" table:style-name="ce27">
            <text:p>9913.00</text:p>
          </table:table-cell>
          <table:table-cell office:value-type="float" office:value="9044.3780255067068" table:content-validation-name="val1" table:style-name="ce26">
            <text:p>9044.38</text:p>
          </table:table-cell>
          <table:table-cell office:value-type="float" office:value="21088" table:content-validation-name="val2" table:style-name="ce27">
            <text:p>21088.00</text:p>
          </table:table-cell>
          <table:table-cell office:value-type="float" office:value="20007.432830322417" table:content-validation-name="val1" table:style-name="ce26">
            <text:p>20007.43</text:p>
          </table:table-cell>
          <table:table-cell office:value-type="float" office:value="13990" table:content-validation-name="val2" table:style-name="ce27">
            <text:p>13990.00</text:p>
          </table:table-cell>
          <table:table-cell office:value-type="float" office:value="13550.702108105384" table:content-validation-name="val1" table:style-name="ce26">
            <text:p>13550.70</text:p>
          </table:table-cell>
          <table:table-cell office:value-type="float" office:value="5142" table:content-validation-name="val2" table:style-name="ce27">
            <text:p>5142.00</text:p>
          </table:table-cell>
          <table:table-cell office:value-type="float" office:value="5025.5351201205995" table:content-validation-name="val1" table:style-name="ce26">
            <text:p>5025.54</text:p>
          </table:table-cell>
          <table:table-cell office:value-type="float" office:value="370" table:content-validation-name="val2" table:style-name="ce27">
            <text:p>370.00</text:p>
          </table:table-cell>
          <table:table-cell office:value-type="float" office:value="364.41081081070001" table:content-validation-name="val1" table:style-name="ce26">
            <text:p>364.41</text:p>
          </table:table-cell>
          <table:table-cell office:value-type="float" office:value="142" table:content-validation-name="val2" table:style-name="ce27">
            <text:p>142.00</text:p>
          </table:table-cell>
          <table:table-cell office:value-type="float" office:value="141.57432432439998" table:content-validation-name="val1" table:style-name="ce26">
            <text:p>141.57</text:p>
          </table:table-cell>
          <table:table-cell office:value-type="float" office:value="50645" table:style-name="ce7">
            <text:p>50,645</text:p>
          </table:table-cell>
          <table:table-cell office:value-type="float" office:value="48134.033219190213" table:style-name="ce7">
            <text:p>48,134</text:p>
          </table:table-cell>
          <table:table-cell office:value-type="float" office:value="2851" table:content-validation-name="val4" table:style-name="ce30">
            <text:p>2851</text:p>
          </table:table-cell>
          <table:table-cell office:value-type="float" office:value="2766.6272972954935" table:content-validation-name="val1" table:style-name="ce28">
            <text:p>2766.63</text:p>
          </table:table-cell>
          <table:table-cell office:value-type="float" office:value="401" table:content-validation-name="val4" table:style-name="ce30">
            <text:p>401</text:p>
          </table:table-cell>
          <table:table-cell office:value-type="float" office:value="398.41621621619998" table:content-validation-name="val1" table:style-name="ce28">
            <text:p>398.42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3252" table:style-name="ce7">
            <text:p>3,252</text:p>
          </table:table-cell>
          <table:table-cell office:value-type="float" office:value="3165.0435135116936" table:style-name="ce7">
            <text:p>3,165</text:p>
          </table:table-cell>
          <table:table-cell table:style-name="ce9"/>
          <table:table-cell office:value-type="float" office:value="53897" table:style-name="ce7">
            <text:p>53,897</text:p>
          </table:table-cell>
          <table:table-cell office:value-type="float" office:value="51299.076732701906" table:style-name="ce7">
            <text:p>51,299</text:p>
          </table:table-cell>
          <table:table-cell office:value-type="currency" office:value="155613830.67000005" table:content-validation-name="val5" table:style-name="ce10">
            <text:p>£155,613,830.67</text:p>
          </table:table-cell>
          <table:table-cell office:value-type="currency" office:value="16595906.390000023" table:content-validation-name="val5" table:style-name="ce10">
            <text:p>£16,595,906.39</text:p>
          </table:table-cell>
          <table:table-cell office:value-type="currency" office:value="7070283.7599999998" table:content-validation-name="val5" table:style-name="ce10">
            <text:p>£7,070,283.76</text:p>
          </table:table-cell>
          <table:table-cell office:value-type="currency" office:value="2590638.6800000006" table:content-validation-name="val5" table:style-name="ce10">
            <text:p>£2,590,638.68</text:p>
          </table:table-cell>
          <table:table-cell office:value-type="currency" office:value="47269600.390000001" table:content-validation-name="val5" table:style-name="ce10">
            <text:p>£47,269,600.39</text:p>
          </table:table-cell>
          <table:table-cell office:value-type="currency" office:value="22751046.800000004" table:content-validation-name="val5" table:style-name="ce10">
            <text:p>£22,751,046.80</text:p>
          </table:table-cell>
          <table:table-cell office:value-type="currency" office:value="251891306.69000006" table:style-name="ce11">
            <text:p>£251,891,306.69</text:p>
          </table:table-cell>
          <table:table-cell office:value-type="currency" office:value="15776064.23" table:content-validation-name="val5" table:style-name="ce12">
            <text:p>£15,776,064.23</text:p>
          </table:table-cell>
          <table:table-cell office:value-type="currency" office:value="9581426.2999999989" table:content-validation-name="val5" table:style-name="ce12">
            <text:p>£9,581,426.30</text:p>
          </table:table-cell>
          <table:table-cell office:value-type="currency" office:value="25357490.530000001" table:style-name="ce11">
            <text:p>£25,357,490.53</text:p>
          </table:table-cell>
          <table:table-cell office:value-type="currency" office:value="277248797.22000003" table:style-name="ce13">
            <text:p>£277,248,797.22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2" table:content-validation-name="val2" table:style-name="ce27">
            <text:p>432.00</text:p>
          </table:table-cell>
          <table:table-cell office:value-type="float" office:value="328.86" table:content-validation-name="val1" table:style-name="ce26">
            <text:p>328.86</text:p>
          </table:table-cell>
          <table:table-cell office:value-type="float" office:value="322" table:content-validation-name="val2" table:style-name="ce27">
            <text:p>322.00</text:p>
          </table:table-cell>
          <table:table-cell office:value-type="float" office:value="289.07" table:content-validation-name="val1" table:style-name="ce26">
            <text:p>289.07</text:p>
          </table:table-cell>
          <table:table-cell office:value-type="float" office:value="517" table:content-validation-name="val2" table:style-name="ce27">
            <text:p>517.00</text:p>
          </table:table-cell>
          <table:table-cell office:value-type="float" office:value="495.56" table:content-validation-name="val1" table:style-name="ce26">
            <text:p>495.56</text:p>
          </table:table-cell>
          <table:table-cell office:value-type="float" office:value="104" table:content-validation-name="val2" table:style-name="ce27">
            <text:p>104.00</text:p>
          </table:table-cell>
          <table:table-cell office:value-type="float" office:value="101.64" table:content-validation-name="val1" table:style-name="ce26">
            <text:p>101.64</text:p>
          </table:table-cell>
          <table:table-cell office:value-type="float" office:value="10" table:content-validation-name="val2" table:style-name="ce27">
            <text:p>10.00</text:p>
          </table:table-cell>
          <table:table-cell office:value-type="float" office:value="9.8000000000000007" table:content-validation-name="val1" table:style-name="ce26">
            <text:p>9.8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385" table:style-name="ce7">
            <text:p>1,385</text:p>
          </table:table-cell>
          <table:table-cell office:value-type="float" office:value="1224.93" table:style-name="ce7">
            <text:p>1,225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2" table:content-validation-name="val1" table:style-name="ce28">
            <text:p>12.00</text:p>
          </table:table-cell>
          <table:table-cell office:value-type="float" office:value="12" table:content-validation-name="val3" table:style-name="ce32">
            <text:p>12.00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style-name="ce9"/>
          <table:table-cell office:value-type="float" office:value="1397" table:style-name="ce7">
            <text:p>1,397</text:p>
          </table:table-cell>
          <table:table-cell office:value-type="float" office:value="1236.93" table:style-name="ce7">
            <text:p>1,237</text:p>
          </table:table-cell>
          <table:table-cell office:value-type="currency" office:value="3573912.21" table:content-validation-name="val5" table:style-name="ce10">
            <text:p>£3,573,912.21</text:p>
          </table:table-cell>
          <table:table-cell office:value-type="currency" office:value="24249.919999999998" table:content-validation-name="val5" table:style-name="ce10">
            <text:p>£24,249.9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6388.68" table:content-validation-name="val5" table:style-name="ce10">
            <text:p>£86,388.68</text:p>
          </table:table-cell>
          <table:table-cell office:value-type="currency" office:value="1018059.27" table:content-validation-name="val5" table:style-name="ce10">
            <text:p>£1,018,059.27</text:p>
          </table:table-cell>
          <table:table-cell office:value-type="currency" office:value="479457.08" table:content-validation-name="val5" table:style-name="ce10">
            <text:p>£479,457.08</text:p>
          </table:table-cell>
          <table:table-cell office:value-type="currency" office:value="5182067.16" table:style-name="ce11">
            <text:p>£5,182,067.16</text:p>
          </table:table-cell>
          <table:table-cell office:value-type="currency" office:value="149984.54999999999" table:content-validation-name="val5" table:style-name="ce12">
            <text:p>£149,984.5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49984.54999999999" table:style-name="ce11">
            <text:p>£149,984.55</text:p>
          </table:table-cell>
          <table:table-cell office:value-type="currency" office:value="5332051.71" table:style-name="ce13">
            <text:p>£5,332,051.71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7" table:content-validation-name="val2" table:style-name="ce27">
            <text:p>67.00</text:p>
          </table:table-cell>
          <table:table-cell office:value-type="float" office:value="64.540000000000006" table:content-validation-name="val1" table:style-name="ce26">
            <text:p>64.54</text:p>
          </table:table-cell>
          <table:table-cell office:value-type="float" office:value="491" table:content-validation-name="val2" table:style-name="ce27">
            <text:p>491.00</text:p>
          </table:table-cell>
          <table:table-cell office:value-type="float" office:value="467.24" table:content-validation-name="val1" table:style-name="ce26">
            <text:p>467.24</text:p>
          </table:table-cell>
          <table:table-cell office:value-type="float" office:value="373" table:content-validation-name="val2" table:style-name="ce27">
            <text:p>373.00</text:p>
          </table:table-cell>
          <table:table-cell office:value-type="float" office:value="362.4" table:content-validation-name="val1" table:style-name="ce26">
            <text:p>362.40</text:p>
          </table:table-cell>
          <table:table-cell office:value-type="float" office:value="56" table:content-validation-name="val2" table:style-name="ce27">
            <text:p>56.00</text:p>
          </table:table-cell>
          <table:table-cell office:value-type="float" office:value="54.47" table:content-validation-name="val1" table:style-name="ce26">
            <text:p>54.47</text:p>
          </table:table-cell>
          <table:table-cell office:value-type="float" office:value="13" table:content-validation-name="val2" table:style-name="ce27">
            <text:p>13.00</text:p>
          </table:table-cell>
          <table:table-cell office:value-type="float" office:value="13" table:content-validation-name="val1" table:style-name="ce26">
            <text:p>13.00</text:p>
          </table:table-cell>
          <table:table-cell office:value-type="float" office:value="1" table:content-validation-name="val2" table:style-name="ce27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1001" table:style-name="ce7">
            <text:p>1,001</text:p>
          </table:table-cell>
          <table:table-cell office:value-type="float" office:value="962.65" table:style-name="ce7">
            <text:p>963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3" table:content-validation-name="val1" table:style-name="ce28">
            <text:p>3.00</text:p>
          </table:table-cell>
          <table:table-cell office:value-type="float" office:value="3" table:content-validation-name="val3" table:style-name="ce32">
            <text:p>3.0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9"/>
          <table:table-cell office:value-type="float" office:value="1005" table:style-name="ce7">
            <text:p>1,005</text:p>
          </table:table-cell>
          <table:table-cell office:value-type="float" office:value="966.65" table:style-name="ce7">
            <text:p>967</text:p>
          </table:table-cell>
          <table:table-cell office:value-type="currency" office:value="3369309" table:content-validation-name="val5" table:style-name="ce10">
            <text:p>£3,369,309.00</text:p>
          </table:table-cell>
          <table:table-cell office:value-type="currency" office:value="116523" table:content-validation-name="val5" table:style-name="ce10">
            <text:p>£116,523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1267" table:content-validation-name="val5" table:style-name="ce10">
            <text:p>£11,267.00</text:p>
          </table:table-cell>
          <table:table-cell office:value-type="currency" office:value="956189" table:content-validation-name="val5" table:style-name="ce10">
            <text:p>£956,189.00</text:p>
          </table:table-cell>
          <table:table-cell office:value-type="currency" office:value="478384" table:content-validation-name="val5" table:style-name="ce10">
            <text:p>£478,384.00</text:p>
          </table:table-cell>
          <table:table-cell office:value-type="currency" office:value="4931672" table:style-name="ce11">
            <text:p>£4,931,672.00</text:p>
          </table:table-cell>
          <table:table-cell office:value-type="currency" office:value="30030" table:content-validation-name="val5" table:style-name="ce12">
            <text:p>£30,030.00</text:p>
          </table:table-cell>
          <table:table-cell office:value-type="currency" office:value="6908" table:content-validation-name="val5" table:style-name="ce12">
            <text:p>£6,908.00</text:p>
          </table:table-cell>
          <table:table-cell office:value-type="currency" office:value="36938" table:style-name="ce11">
            <text:p>£36,938.00</text:p>
          </table:table-cell>
          <table:table-cell office:value-type="currency" office:value="4968610" table:style-name="ce13">
            <text:p>£4,968,610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6" table:content-validation-name="val2" table:style-name="ce35">
            <text:p>6.00</text:p>
          </table:table-cell>
          <table:table-cell office:value-type="float" office:value="5.22" table:content-validation-name="val1" table:style-name="ce36">
            <text:p>5.22</text:p>
          </table:table-cell>
          <table:table-cell office:value-type="float" office:value="8" table:content-validation-name="val2" table:style-name="ce35">
            <text:p>8.00</text:p>
          </table:table-cell>
          <table:table-cell office:value-type="float" office:value="7.58" table:content-validation-name="val1" table:style-name="ce36">
            <text:p>7.58</text:p>
          </table:table-cell>
          <table:table-cell office:value-type="float" office:value="42" table:content-validation-name="val2" table:style-name="ce35">
            <text:p>42.00</text:p>
          </table:table-cell>
          <table:table-cell office:value-type="float" office:value="40.78" table:content-validation-name="val1" table:style-name="ce36">
            <text:p>40.78</text:p>
          </table:table-cell>
          <table:table-cell office:value-type="float" office:value="7" table:content-validation-name="val2" table:style-name="ce35">
            <text:p>7.00</text:p>
          </table:table-cell>
          <table:table-cell office:value-type="float" office:value="6.2" table:content-validation-name="val1" table:style-name="ce36">
            <text:p>6.20</text:p>
          </table:table-cell>
          <table:table-cell office:value-type="float" office:value="3" table:content-validation-name="val2" table:style-name="ce35">
            <text:p>3.00</text:p>
          </table:table-cell>
          <table:table-cell office:value-type="float" office:value="3" table:content-validation-name="val1" table:style-name="ce36">
            <text:p>3.00</text:p>
          </table:table-cell>
          <table:table-cell office:value-type="float" office:value="1" table:content-validation-name="val2" table:style-name="ce35">
            <text:p>1.00</text:p>
          </table:table-cell>
          <table:table-cell office:value-type="float" office:value="0.8" table:content-validation-name="val1" table:style-name="ce36">
            <text:p>0.80</text:p>
          </table:table-cell>
          <table:table-cell office:value-type="float" office:value="67" table:style-name="ce7">
            <text:p>67</text:p>
          </table:table-cell>
          <table:table-cell office:value-type="float" office:value="63.58" table:style-name="ce7">
            <text:p>64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20"/>
          <table:table-cell office:value-type="float" office:value="67" table:style-name="ce7">
            <text:p>67</text:p>
          </table:table-cell>
          <table:table-cell office:value-type="float" office:value="63.58" table:style-name="ce7">
            <text:p>64</text:p>
          </table:table-cell>
          <table:table-cell office:value-type="currency" office:value="242093.41" table:content-validation-name="val5" table:style-name="ce21">
            <text:p>£242,093.41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422.39" table:content-validation-name="val5" table:style-name="ce21">
            <text:p>£422.39</text:p>
          </table:table-cell>
          <table:table-cell office:value-type="currency" office:value="68924.92" table:content-validation-name="val5" table:style-name="ce21">
            <text:p>£68,924.92</text:p>
          </table:table-cell>
          <table:table-cell office:value-type="currency" office:value="32265.279999999999" table:content-validation-name="val5" table:style-name="ce21">
            <text:p>£32,265.28</text:p>
          </table:table-cell>
          <table:table-cell office:value-type="currency" office:value="343706" table:style-name="ce11">
            <text:p>£343,706.00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43706" table:style-name="ce13">
            <text:p>£343,706.00</text:p>
          </table:table-cell>
          <table:table-cell table:style-name="ce16"/>
          <table:table-cell table:number-columns-repeated="9" table:style-name="ce23"/>
          <table:table-cell table:number-columns-repeated="16333" table:style-name="ce2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content-validation-name="val2" table:style-name="ce27">
            <text:p>94.00</text:p>
          </table:table-cell>
          <table:table-cell office:value-type="float" office:value="83" table:content-validation-name="val1" table:style-name="ce26">
            <text:p>83.00</text:p>
          </table:table-cell>
          <table:table-cell office:value-type="float" office:value="114" table:content-validation-name="val2" table:style-name="ce27">
            <text:p>114.00</text:p>
          </table:table-cell>
          <table:table-cell office:value-type="float" office:value="107" table:content-validation-name="val1" table:style-name="ce26">
            <text:p>107.00</text:p>
          </table:table-cell>
          <table:table-cell office:value-type="float" office:value="121" table:content-validation-name="val2" table:style-name="ce27">
            <text:p>121.00</text:p>
          </table:table-cell>
          <table:table-cell office:value-type="float" office:value="114" table:content-validation-name="val1" table:style-name="ce26">
            <text:p>114.00</text:p>
          </table:table-cell>
          <table:table-cell office:value-type="float" office:value="31" table:content-validation-name="val2" table:style-name="ce27">
            <text:p>31.00</text:p>
          </table:table-cell>
          <table:table-cell office:value-type="float" office:value="31" table:content-validation-name="val1" table:style-name="ce26">
            <text:p>31.00</text:p>
          </table:table-cell>
          <table:table-cell office:value-type="float" office:value="6" table:content-validation-name="val2" table:style-name="ce27">
            <text:p>6.00</text:p>
          </table:table-cell>
          <table:table-cell office:value-type="float" office:value="6" table:content-validation-name="val1" table:style-name="ce26">
            <text:p>6.00</text:p>
          </table:table-cell>
          <table:table-cell office:value-type="float" office:value="7" table:content-validation-name="val2" table:style-name="ce27">
            <text:p>7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373" table:style-name="ce7">
            <text:p>373</text:p>
          </table:table-cell>
          <table:table-cell office:value-type="float" office:value="341" table:style-name="ce7">
            <text:p>341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73" table:style-name="ce7">
            <text:p>373</text:p>
          </table:table-cell>
          <table:table-cell office:value-type="float" office:value="341" table:style-name="ce7">
            <text:p>341</text:p>
          </table:table-cell>
          <table:table-cell office:value-type="currency" office:value="1238814.33" table:content-validation-name="val5" table:style-name="ce10">
            <text:p>£1,238,814.33</text:p>
          </table:table-cell>
          <table:table-cell office:value-type="currency" office:value="17959.739999999998" table:content-validation-name="val5" table:style-name="ce10">
            <text:p>£17,959.74</text:p>
          </table:table-cell>
          <table:table-cell office:value-type="currency" office:value="1000" table:content-validation-name="val5" table:style-name="ce10">
            <text:p>£1,000.00</text:p>
          </table:table-cell>
          <table:table-cell office:value-type="currency" office:value="3930.79" table:content-validation-name="val5" table:style-name="ce10">
            <text:p>£3,930.79</text:p>
          </table:table-cell>
          <table:table-cell office:value-type="currency" office:value="340073.19000000006" table:content-validation-name="val5" table:style-name="ce10">
            <text:p>£340,073.19</text:p>
          </table:table-cell>
          <table:table-cell office:value-type="currency" office:value="165869.37000000005" table:content-validation-name="val5" table:style-name="ce10">
            <text:p>£165,869.37</text:p>
          </table:table-cell>
          <table:table-cell office:value-type="currency" office:value="1767647.4200000004" table:style-name="ce11">
            <text:p>£1,767,647.42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767647.4200000004" table:style-name="ce13">
            <text:p>£1,767,647.42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content-validation-name="val2" table:style-name="ce34">
            <text:p>4.00</text:p>
          </table:table-cell>
          <table:table-cell office:value-type="float" office:value="4" table:content-validation-name="val1" table:style-name="ce37">
            <text:p>4.00</text:p>
          </table:table-cell>
          <table:table-cell office:value-type="float" office:value="8" table:content-validation-name="val2" table:style-name="ce34">
            <text:p>8.00</text:p>
          </table:table-cell>
          <table:table-cell office:value-type="float" office:value="7.1" table:content-validation-name="val1" table:style-name="ce37">
            <text:p>7.10</text:p>
          </table:table-cell>
          <table:table-cell office:value-type="float" office:value="65" table:content-validation-name="val2" table:style-name="ce34">
            <text:p>65.00</text:p>
          </table:table-cell>
          <table:table-cell office:value-type="float" office:value="63.07" table:content-validation-name="val1" table:style-name="ce37">
            <text:p>63.07</text:p>
          </table:table-cell>
          <table:table-cell office:value-type="float" office:value="5" table:content-validation-name="val2" table:style-name="ce34">
            <text:p>5.00</text:p>
          </table:table-cell>
          <table:table-cell office:value-type="float" office:value="4.8099999999999996" table:content-validation-name="val1" table:style-name="ce37">
            <text:p>4.81</text:p>
          </table:table-cell>
          <table:table-cell office:value-type="float" office:value="4" table:content-validation-name="val2" table:style-name="ce34">
            <text:p>4.00</text:p>
          </table:table-cell>
          <table:table-cell office:value-type="float" office:value="4" table:content-validation-name="val1" table:style-name="ce37">
            <text:p>4.00</text:p>
          </table:table-cell>
          <table:table-cell office:value-type="float" office:value="0" table:content-validation-name="val2" table:style-name="ce34">
            <text:p>0.00</text:p>
          </table:table-cell>
          <table:table-cell office:value-type="float" office:value="0" table:content-validation-name="val1" table:style-name="ce37">
            <text:p>0.00</text:p>
          </table:table-cell>
          <table:table-cell office:value-type="float" office:value="86" table:style-name="ce7">
            <text:p>86</text:p>
          </table:table-cell>
          <table:table-cell office:value-type="float" office:value="82.98" table:style-name="ce7">
            <text:p>83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86" table:style-name="ce7">
            <text:p>86</text:p>
          </table:table-cell>
          <table:table-cell office:value-type="float" office:value="82.98" table:style-name="ce7">
            <text:p>83</text:p>
          </table:table-cell>
          <table:table-cell office:value-type="currency" office:value="338118.31" table:content-validation-name="val5" table:style-name="ce22">
            <text:p>£338,118.31</text:p>
          </table:table-cell>
          <table:table-cell office:value-type="currency" office:value="5082.7700000000004" table:content-validation-name="val5" table:style-name="ce22">
            <text:p>£5,082.77</text:p>
          </table:table-cell>
          <table:table-cell office:value-type="currency" office:value="93549.53" table:content-validation-name="val5" table:style-name="ce22">
            <text:p>£93,549.53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92179.74" table:content-validation-name="val5" table:style-name="ce22">
            <text:p>£92,179.74</text:p>
          </table:table-cell>
          <table:table-cell office:value-type="currency" office:value="60002.7" table:content-validation-name="val5" table:style-name="ce22">
            <text:p>£60,002.70</text:p>
          </table:table-cell>
          <table:table-cell office:value-type="currency" office:value="588933.04999999993" table:style-name="ce11">
            <text:p>£588,933.0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88933.04999999993" table:style-name="ce13">
            <text:p>£588,933.05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5"/>
          <table:table-cell table:number-columns-repeated="2" table:style-name="ce15"/>
          <table:table-cell table:number-columns-repeated="2" table:style-name="ce25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5"/>
          <table:table-cell table:number-columns-repeated="2" table:style-name="ce15"/>
          <table:table-cell table:number-columns-repeated="2" table:style-name="ce25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/>
    <dc:creator/>
    <meta:creation-date>2025-07-28T14:33:43Z</meta:creation-date>
    <dc:date>2025-07-28T14:33:49Z</dc:date>
  </office:meta>
</office:document-meta>
</file>